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d38" officeooo:paragraph-rsid="001ead38"/>
    </style:style>
    <style:style style:name="P2" style:family="paragraph" style:parent-style-name="Standard">
      <style:paragraph-properties fo:text-align="justify" style:justify-single-word="false"/>
      <style:text-properties officeooo:rsid="001ead38" officeooo:paragraph-rsid="001ead38"/>
    </style:style>
    <style:style style:name="P3" style:family="paragraph" style:parent-style-name="Standard">
      <style:paragraph-properties fo:text-align="justify" style:justify-single-word="false"/>
      <style:text-properties officeooo:rsid="002f80cb" officeooo:paragraph-rsid="002f80cb"/>
    </style:style>
    <style:style style:name="P4" style:family="paragraph" style:parent-style-name="Standard">
      <style:paragraph-properties fo:text-align="justify" style:justify-single-word="false"/>
      <style:text-properties officeooo:paragraph-rsid="003b6b35"/>
    </style:style>
    <style:style style:name="P5" style:family="paragraph" style:parent-style-name="Standard">
      <style:paragraph-properties fo:text-align="justify" style:justify-single-word="false"/>
      <style:text-properties officeooo:rsid="0045cee1" officeooo:paragraph-rsid="0045cee1"/>
    </style:style>
    <style:style style:name="P6" style:family="paragraph" style:parent-style-name="Standard">
      <style:paragraph-properties fo:text-align="justify" style:justify-single-word="false" fo:break-before="page"/>
      <style:text-properties officeooo:paragraph-rsid="003b6b35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ead38" officeooo:paragraph-rsid="001ead38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ff034" officeooo:paragraph-rsid="001ff034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38935" officeooo:paragraph-rsid="00238935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55a79" officeooo:paragraph-rsid="00255a79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70e90" officeooo:paragraph-rsid="00270e90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6f03f" officeooo:paragraph-rsid="0026f03f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96644" officeooo:paragraph-rsid="00270e90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96644" officeooo:paragraph-rsid="00296644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a15ec" officeooo:paragraph-rsid="002a15ec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2aada4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aada4" officeooo:paragraph-rsid="002aada4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ca8c7" officeooo:paragraph-rsid="002ca8c7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401625" officeooo:paragraph-rsid="00401625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d5d21" officeooo:paragraph-rsid="002d5d21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e44be" officeooo:paragraph-rsid="002e44be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40b697" officeooo:paragraph-rsid="0040b697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436c1f" officeooo:paragraph-rsid="00436c1f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42b190" officeooo:paragraph-rsid="00436c1f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42b190" officeooo:paragraph-rsid="0042b190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4371f6" officeooo:paragraph-rsid="004371f6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e7f79" officeooo:paragraph-rsid="002e7f79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e7f79" officeooo:paragraph-rsid="002f80c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f80cb" officeooo:paragraph-rsid="002f80cb"/>
    </style:style>
    <style:style style:name="P30" style:family="paragraph" style:parent-style-name="Standard">
      <style:paragraph-properties fo:text-align="justify" style:justify-single-word="false"/>
      <style:text-properties officeooo:rsid="003b6b35" officeooo:paragraph-rsid="003b6b35"/>
    </style:style>
    <style:style style:name="T1" style:family="text">
      <style:text-properties officeooo:rsid="0021a5ba"/>
    </style:style>
    <style:style style:name="T2" style:family="text">
      <style:text-properties officeooo:rsid="00238935"/>
    </style:style>
    <style:style style:name="T3" style:family="text">
      <style:text-properties officeooo:rsid="002a15ec"/>
    </style:style>
    <style:style style:name="T4" style:family="text">
      <style:text-properties officeooo:rsid="002aada4"/>
    </style:style>
    <style:style style:name="T5" style:family="text">
      <style:text-properties officeooo:rsid="002ca8c7"/>
    </style:style>
    <style:style style:name="T6" style:family="text">
      <style:text-properties officeooo:rsid="002d5d21"/>
    </style:style>
    <style:style style:name="T7" style:family="text">
      <style:text-properties officeooo:rsid="002e7f79"/>
    </style:style>
    <style:style style:name="T8" style:family="text">
      <style:text-properties officeooo:rsid="002f80cb"/>
    </style:style>
    <style:style style:name="T9" style:family="text">
      <style:text-properties officeooo:rsid="003b6b35"/>
    </style:style>
    <style:style style:name="T10" style:family="text">
      <style:text-properties style:text-underline-style="none" officeooo:rsid="003e922c"/>
    </style:style>
    <style:style style:name="T11" style:family="text">
      <style:text-properties officeooo:rsid="0040b697"/>
    </style:style>
    <style:style style:name="T12" style:family="text">
      <style:text-properties officeooo:rsid="00436c1f"/>
    </style:style>
    <style:style style:name="T13" style:family="text">
      <style:text-properties officeooo:rsid="00470e71"/>
    </style:style>
    <style:style style:name="T14" style:family="text">
      <style:text-properties fo:font-size="300pt" style:font-size-asian="300pt" style:font-size-complex="300pt"/>
    </style:style>
    <style:style style:name="T15" style:family="text">
      <style:text-properties fo:font-size="600pt" style:font-size-asian="600pt" style:font-size-complex="600pt"/>
    </style:style>
    <style:style style:name="T16" style:family="text">
      <style:text-properties fo:font-size="999.900024414063pt" style:font-size-asian="999.900024414063pt" style:font-size-complex="999.900024414063pt"/>
    </style:style>
    <style:style style:name="T17" style:family="text">
      <style:text-properties fo:font-size="999.900024414063pt" officeooo:rsid="0047f74c" style:font-size-asian="999.900024414063pt" style:font-size-complex="999.900024414063pt"/>
    </style:style>
    <style:style style:name="T18" style:family="text">
      <style:text-properties officeooo:rsid="0047f7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A Embarquée</text:p>
      <text:p text:style-name="P2"/>
      <text:list xml:id="list352160830" text:style-name="L1">
        <text:list-item>
          <text:p text:style-name="P7">Présentation du projet et ses objectifs</text:p>
          <text:list>
            <text:list-item>
              <text:p text:style-name="P7"><text:span text:style-name="T2">Le c</text:span>ontexte de présentation de la mission </text:p>
              <text:list>
                <text:list-item>
                  <text:p text:style-name="P7">L’entreprise <text:span text:style-name="T1">CARI</text:span></text:p>
                  <text:list>
                    <text:list-item>
                      <text:p text:style-name="P7">Situation géographique</text:p>
                    </text:list-item>
                    <text:list-item>
                      <text:p text:style-name="P7">Domaine d’activité</text:p>
                    </text:list-item>
                    <text:list-item>
                      <text:p text:style-name="P7">Services proposés</text:p>
                    </text:list-item>
                  </text:list>
                </text:list-item>
                <text:list-item>
                  <text:p text:style-name="P7">Présentation du projet</text:p>
                  <text:list>
                    <text:list-item>
                      <text:p text:style-name="P7">Situation du projet dans le système existant</text:p>
                    </text:list-item>
                    <text:list-item>
                      <text:p text:style-name="P8">Problématique de l’entreprise</text:p>
                    </text:list-item>
                  </text:list>
                </text:list-item>
              </text:list>
            </text:list-item>
            <text:list-item>
              <text:p text:style-name="P7">Le recueil des besoins</text:p>
              <text:list>
                <text:list-item>
                  <text:p text:style-name="P7">Les besoins de l’entreprise</text:p>
                  <text:list>
                    <text:list-item>
                      <text:p text:style-name="P8">Objectif principal du projet</text:p>
                    </text:list-item>
                    <text:list-item>
                      <text:p text:style-name="P8">Objectifs secondaires</text:p>
                    </text:list-item>
                  </text:list>
                </text:list-item>
                <text:list-item>
                  <text:p text:style-name="P7">Besoins technique</text:p>
                  <text:list>
                    <text:list-item>
                      <text:p text:style-name="P9">Besoin de rapidité</text:p>
                    </text:list-item>
                    <text:list-item>
                      <text:p text:style-name="P9">Besoin de précision</text:p>
                    </text:list-item>
                  </text:list>
                </text:list-item>
              </text:list>
            </text:list-item>
            <text:list-item>
              <text:p text:style-name="P7"><text:span text:style-name="T2">L’é</text:span>laboration du cahier des charges</text:p>
              <text:list>
                <text:list-item>
                  <text:p text:style-name="P9">Analyse conceptuelle</text:p>
                  <text:list>
                    <text:list-item>
                      <text:p text:style-name="P9">Modélisation sous forme de diagrammes de cas d’utilisation</text:p>
                    </text:list-item>
                    <text:list-item>
                      <text:p text:style-name="P9">Prise en compte de l’aspect embarqué du système</text:p>
                    </text:list-item>
                  </text:list>
                </text:list-item>
                <text:list-item>
                  <text:p text:style-name="P9">Modifications apportées au cours du projet</text:p>
                  <text:list>
                    <text:list-item>
                      <text:p text:style-name="P10">Adaptation du développement dans l’optique de preuve de faisabilité</text:p>
                    </text:list-item>
                    <text:list-item>
                      <text:p text:style-name="P11">Normalisation du format des données pour le réseau de neurones</text:p>
                    </text:list-item>
                  </text:list>
                </text:list-item>
                <text:list-item>
                  <text:p text:style-name="P12">Propositions de l’entreprise</text:p>
                  <text:list>
                    <text:list-item>
                      <text:p text:style-name="P13">Utiliser les outils et matériels conseillés</text:p>
                    </text:list-item>
                    <text:list-item>
                      <text:p text:style-name="P11">Abstraire la récupération des données par la carte</text:p>
                    </text:list-item>
                    <text:list-item>
                      <text:p text:style-name="P14">Maximiser la vitesse de calcu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Mise en œuvre du projet</text:p>
          <text:list>
            <text:list-item>
              <text:p text:style-name="P14"><text:span text:style-name="T3">Les d</text:span>ifférents axes et répartitions du travail</text:p>
              <text:list>
                <text:list-item>
                  <text:p text:style-name="P15">Les différentes phases de travail</text:p>
                  <text:p text:style-name="P15">(Parler en intro de la répartition homogène de la phase de conception)</text:p>
                  <text:list>
                    <text:list-item>
                      <text:p text:style-name="P15">Développement</text:p>
                    </text:list-item>
                    <text:list-item>
                      <text:p text:style-name="P15">Gestion du projet</text:p>
                    </text:list-item>
                  </text:list>
                </text:list-item>
                <text:list-item>
                  <text:p text:style-name="P15">L’utilisation de la méthode agile</text:p>
                  <text:list>
                    <text:list-item>
                      <text:p text:style-name="P15">Présentation de la méthode SCRUM</text:p>
                    </text:list-item>
                    <text:list-item>
                      <text:p text:style-name="P15">Définition des différents sprints</text:p>
                    </text:list-item>
                    <text:list-item>
                      <text:p text:style-name="P15">Contenu des sprints</text:p>
                    </text:list-item>
                  </text:list>
                </text:list-item>
                <text:list-item>
                  <text:p text:style-name="P15">La répartition du travail</text:p>
                  <text:list>
                    <text:list-item>
                      <text:p text:style-name="P15">Attribution des rôles dans la phase de développement</text:p>
                    </text:list-item>
                    <text:list-item>
                      <text:p text:style-name="P15">Place de la gestion de projet</text:p>
                    </text:list-item>
                  </text:list>
                </text:list-item>
              </text:list>
            </text:list-item>
            <text:list-item>
              <text:p text:style-name="P15">Le cadre technique du projet</text:p>
              <text:list>
                <text:list-item>
                  <text:p text:style-name="P15">Cadre STM32</text:p>
                  <text:list>
                    <text:list-item>
                      <text:p text:style-name="P16">Répercussion de cet <text:span text:style-name="T4">IDE </text:span>sur le projet</text:p>
                    </text:list-item>
                    <text:list-item>
                      <text:p text:style-name="P17">Intégration du module IA</text:p>
                    </text:list-item>
                    <text:list-item>
                      <text:p text:style-name="P17">Paramétrage de l’application <text:span text:style-name="T5">et de la carte</text:span></text:p>
                    </text:list-item>
                  </text:list>
                </text:list-item>
                <text:list-item>
                  <text:p text:style-name="P15">Utilisation de TensorFlow</text:p>
                  <text:list>
                    <text:list-item>
                      <text:p text:style-name="P18">Présentation de TensorFlow</text:p>
                    </text:list-item>
                    <text:list-item>
                      <text:p text:style-name="P18">Installation</text:p>
                    </text:list-item>
                    <text:list-item>
                      <text:p text:style-name="P18">Prise en main</text:p>
                    </text:list-item>
                    <text:list-item>
                      <text:p text:style-name="P18">Utilisation dans le projet</text:p>
                    </text:list-item>
                  </text:list>
                </text:list-item>
                <text:list-item>
                  <text:p text:style-name="P17"><text:soft-page-break/>Tests réalisés</text:p>
                  <text:list>
                    <text:list-item>
                      <text:p text:style-name="P17">Allumer une LED en fonction du réseau de neurones</text:p>
                    </text:list-item>
                    <text:list-item>
                      <text:p text:style-name="P17">Différencier plusieurs types de cartes électroniques par l’IA</text:p>
                    </text:list-item>
                    <text:list-item>
                      <text:p text:style-name="P17">Tests du temps de réaction de l’IA sur carte</text:p>
                    </text:list-item>
                  </text:list>
                </text:list-item>
              </text:list>
            </text:list-item>
            <text:list-item>
              <text:p text:style-name="P18">Les défis et solutions aux problèmes rencontrés</text:p>
              <text:list>
                <text:list-item>
                  <text:p text:style-name="P18"><text:span text:style-name="T6">Les d</text:span>éfis de la gestion de projet</text:p>
                  <text:list>
                    <text:list-item>
                      <text:p text:style-name="P19">Mise en place d’un planning <text:span text:style-name="T11">pour la conception</text:span></text:p>
                    </text:list-item>
                    <text:list-item>
                      <text:p text:style-name="P19">Gestion des réunions <text:span text:style-name="T11">clients et tuteurs</text:span></text:p>
                    </text:list-item>
                  </text:list>
                </text:list-item>
                <text:list-item>
                  <text:p text:style-name="P20">Les défis techniques initiaux</text:p>
                  <text:list>
                    <text:list-item>
                      <text:p text:style-name="P20">Aptitude de l’IA à analyser des courbes de tension</text:p>
                    </text:list-item>
                    <text:list-item>
                      <text:p text:style-name="P20">Obtenir des quantités de jeux de tests</text:p>
                    </text:list-item>
                  </text:list>
                </text:list-item>
                <text:list-item>
                  <text:p text:style-name="P18">Les problèmes rencontrés au cours du projet</text:p>
                  <text:list>
                    <text:list-item>
                      <text:p text:style-name="P18">Le paramétrage du réseau de neurones</text:p>
                    </text:list-item>
                    <text:list-item>
                      <text:p text:style-name="P18">La compatibilité de TensorFlow et le module IA de STM32CubeMx</text:p>
                    </text:list-item>
                    <text:list-item>
                      <text:p text:style-name="P18"><text:span text:style-name="T6">Les p</text:span>roblèmes liés à l’utilisation de STM32CubeMx</text:p>
                    </text:list-item>
                    <text:list-item>
                      <text:p text:style-name="P18"><text:span text:style-name="T6">La p</text:span>rise en compte du réglage de l’oscilloscop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Bilan et perspectives</text:p>
          <text:list>
            <text:list-item>
              <text:p text:style-name="P21">L’état final du projet</text:p>
              <text:list>
                <text:list-item>
                  <text:p text:style-name="P22">Description des fonctionnalités du produit final</text:p>
                  <text:list>
                    <text:list-item>
                      <text:p text:style-name="P23">Facultés de l’IA pour la différenciation</text:p>
                    </text:list-item>
                    <text:list-item>
                      <text:p text:style-name="P24">Formatage des données <text:span text:style-name="T13">sur carte</text:span></text:p>
                    </text:list-item>
                    <text:list-item>
                      <text:p text:style-name="P22">Résultats de l’analyse des données <text:span text:style-name="T12">de la carte</text:span></text:p>
                    </text:list-item>
                  </text:list>
                </text:list-item>
                <text:list-item>
                  <text:p text:style-name="P25">Description de tâches qui posent problème</text:p>
                  <text:list>
                    <text:list-item>
                      <text:p text:style-name="P23">Apprentissage d’anomalies</text:p>
                    </text:list-item>
                    <text:list-item>
                      <text:p text:style-name="P23">Réduction du temps de calcul</text:p>
                    </text:list-item>
                  </text:list>
                </text:list-item>
                <text:list-item>
                  <text:p text:style-name="P23">Description des tâches à réaliser</text:p>
                  <text:list>
                    <text:list-item>
                      <text:p text:style-name="P26">Récupération des données en temps réel</text:p>
                    </text:list-item>
                    <text:list-item>
                      <text:p text:style-name="P26">Précision du réseau de neurones à améliorer</text:p>
                    </text:list-item>
                  </text:list>
                </text:list-item>
              </text:list>
            </text:list-item>
            <text:list-item>
              <text:p text:style-name="P21">Les apports du projet</text:p>
              <text:list>
                <text:list-item>
                  <text:p text:style-name="P21">Apports humains et professionnels</text:p>
                  <text:list>
                    <text:list-item>
                      <text:p text:style-name="P21">Apports professionnels</text:p>
                    </text:list-item>
                    <text:list-item>
                      <text:p text:style-name="P21">Apports humains</text:p>
                    </text:list-item>
                  </text:list>
                </text:list-item>
                <text:list-item>
                  <text:p text:style-name="P21">De nouvelles compétences</text:p>
                  <text:list>
                    <text:list-item>
                      <text:p text:style-name="P21">Nouvelle méth<text:span text:style-name="T18">o</text:span>de (Agile)</text:p>
                    </text:list-item>
                    <text:list-item>
                      <text:p text:style-name="P21">Se familiariser avec STM32CubeMx et la librairie TensorFlow</text:p>
                    </text:list-item>
                    <text:list-item>
                      <text:p text:style-name="P21">Notions d’électronique et de programmation embarquée</text:p>
                    </text:list-item>
                  </text:list>
                </text:list-item>
              </text:list>
            </text:list-item>
            <text:list-item>
              <text:p text:style-name="P21"><text:span text:style-name="T11">Les p</text:span>erspective<text:span text:style-name="T7">s</text:span> de l’évolution du projet</text:p>
              <text:list>
                <text:list-item>
                  <text:p text:style-name="P27">Améliorations de l’IA</text:p>
                  <text:list>
                    <text:list-item>
                      <text:p text:style-name="P27">Détection d’anomalies <text:span text:style-name="T8">et de leur type</text:span></text:p>
                    </text:list-item>
                    <text:list-item>
                      <text:p text:style-name="P29">Réduire le temps de calcul</text:p>
                    </text:list-item>
                    <text:list-item>
                      <text:p text:style-name="P29">Aspect ‘temps réel’</text:p>
                    </text:list-item>
                  </text:list>
                </text:list-item>
                <text:list-item>
                  <text:p text:style-name="P28">P<text:span text:style-name="T8">ortabilité de l’application</text:span></text:p>
                  <text:list>
                    <text:list-item>
                      <text:p text:style-name="P29">Rendre possible l’import de banques personnalisées</text:p>
                    </text:list-item>
                    <text:list-item>
                      <text:p text:style-name="P29">Rendre possible l’import direct sur carte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6">Problématique<text:span text:style-name="T9">s</text:span>: <text:tab/></text:p>
      <text:p text:style-name="P4"/>
      <text:p text:style-name="P30">- Comment implémenter un réseau de neurones sur un système embarqué pour qu’il détecte des anomalies à travers la mise en tension d’un appareil?</text:p>
      <text:p text:style-name="P4"><text:span text:style-name="T9">- Comment paramétrer ce système pour qu’il réponde à une contrainte </text:span><text:span text:style-name="T10">de </text:span><text:span text:style-name="T9">rapidité et de précision?</text:span></text:p>
      <text:p text:style-name="P4"/>
      <text:p text:style-name="P5">Transitions:</text:p>
      <text:p text:style-name="P5"/>
      <text:p text:style-name="P5">Partie 1 → Partie 2 -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5:45:53.088000000</meta:creation-date>
    <dc:date>2020-02-03T17:42:33.229000000</dc:date>
    <meta:editing-duration>PT1H11M6S</meta:editing-duration>
    <meta:editing-cycles>9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100" meta:word-count="623" meta:character-count="4116" meta:non-whitespace-character-count="3682"/>
  </office:meta>
</office:document-meta>
</file>